
<file path=META-INF/manifest.xml><?xml version="1.0" encoding="utf-8"?>
<manifest:manifest xmlns:manifest="urn:oasis:names:tc:opendocument:xmlns:manifest:1.0"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36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/>
      <style:text-properties fo:color="#000000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000000" fo:font-weight="bold" style:font-weight-asian="bold" style:font-weight-complex="bold"/>
    </style:style>
    <style:style style:name="ce10" style:family="table-cell" style:parent-style-name="Default" style:data-style-name="N13">
      <style:table-cell-properties fo:border-top="thin solid #000000" fo:border-bottom="none" fo:border-left="thin solid #000000" fo:border-right="thin solid #000000"/>
      <style:text-properties fo:color="#000000" fo:font-weight="bold" style:font-weight-asian="bold" style:font-weight-complex="bold"/>
    </style:style>
    <style:style style:name="ce11" style:family="table-cell" style:parent-style-name="Default" style:data-style-name="N13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o1" style:family="table-column">
      <style:table-column-properties fo:break-before="auto" style:column-width="3.28083333333333cm" style:use-optimal-column-width="true"/>
    </style:style>
    <style:style style:name="co2" style:family="table-column">
      <style:table-column-properties fo:break-before="auto" style:column-width="3.730625cm" style:use-optimal-column-width="true"/>
    </style:style>
    <style:style style:name="co3" style:family="table-column">
      <style:table-column-properties fo:break-before="auto" style:column-width="4.048125cm" style:use-optimal-column-width="true"/>
    </style:style>
    <style:style style:name="co4" style:family="table-column">
      <style:table-column-properties fo:break-before="auto" style:column-width="4.57729166666667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Plan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3">
            <text:p>Tabela 4 - Distribuição do tempo de execução de soluções em C/C++ para um problema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4">
            <text:p>Tempo máximo (s)</text:p>
          </table:table-cell>
          <table:table-cell office:value-type="string" table:style-name="ce5">
            <text:p>Contagem de tempos</text:p>
          </table:table-cell>
          <table:table-cell office:value-type="string" table:style-name="ce6">
            <text:p>Frequência relativa (%)</text:p>
          </table:table-cell>
          <table:table-cell office:value-type="string" table:style-name="ce6">
            <text:p>Frequência acumulada (%)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 - 0.06</text:p>
          </table:table-cell>
          <table:table-cell office:value-type="float" office:value="1112" table:style-name="ce12">
            <text:p>1112</text:p>
          </table:table-cell>
          <table:table-cell office:value-type="percentage" office:value="0.52255639097744366" table:formula="msoxl:=B3/2128" table:style-name="ce7">
            <text:p>52.2556%</text:p>
          </table:table-cell>
          <table:table-cell office:value-type="percentage" office:value="0.52255639097744366" table:formula="msoxl:=C3" table:style-name="ce7">
            <text:p>52.2556%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.06 - 0.12</text:p>
          </table:table-cell>
          <table:table-cell office:value-type="float" office:value="501" table:style-name="ce13">
            <text:p>501</text:p>
          </table:table-cell>
          <table:table-cell office:value-type="percentage" office:value="0.23543233082706766" table:formula="msoxl:=B4/2128" table:style-name="ce7">
            <text:p>23.5432%</text:p>
          </table:table-cell>
          <table:table-cell office:value-type="percentage" office:value="0.75798872180451138" table:formula="msoxl:=SUM(C4,D3)" table:style-name="ce7">
            <text:p>75.7989%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.12 - 0.18</text:p>
          </table:table-cell>
          <table:table-cell office:value-type="float" office:value="334" table:style-name="ce13">
            <text:p>334</text:p>
          </table:table-cell>
          <table:table-cell office:value-type="percentage" office:value="0.15695488721804512" table:formula="msoxl:=B5/2128" table:style-name="ce7">
            <text:p>15.6955%</text:p>
          </table:table-cell>
          <table:table-cell office:value-type="percentage" office:value="0.91494360902255645" table:formula="msoxl:=SUM(C5,D4)" table:style-name="ce7">
            <text:p>91.4944%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.18 - 0.24</text:p>
          </table:table-cell>
          <table:table-cell office:value-type="float" office:value="123" table:style-name="ce13">
            <text:p>123</text:p>
          </table:table-cell>
          <table:table-cell office:value-type="percentage" office:value="5.7800751879699248E-2" table:formula="msoxl:=B6/2128" table:style-name="ce7">
            <text:p>5.7801%</text:p>
          </table:table-cell>
          <table:table-cell office:value-type="percentage" office:value="0.97274436090225569" table:formula="msoxl:=SUM(C6,D5)" table:style-name="ce7">
            <text:p>97.2744%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.24 - 0.3</text:p>
          </table:table-cell>
          <table:table-cell office:value-type="float" office:value="32" table:style-name="ce13">
            <text:p>32</text:p>
          </table:table-cell>
          <table:table-cell office:value-type="percentage" office:value="1.5037593984962405E-2" table:formula="msoxl:=B7/2128" table:style-name="ce7">
            <text:p>1.5038%</text:p>
          </table:table-cell>
          <table:table-cell office:value-type="percentage" office:value="0.98778195488721809" table:formula="msoxl:=SUM(C7,D6)" table:style-name="ce7">
            <text:p>98.7782%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.3 - 0.36</text:p>
          </table:table-cell>
          <table:table-cell office:value-type="float" office:value="17" table:style-name="ce13">
            <text:p>17</text:p>
          </table:table-cell>
          <table:table-cell office:value-type="percentage" office:value="7.9887218045112778E-3" table:formula="msoxl:=B8/2128" table:style-name="ce7">
            <text:p>0.7989%</text:p>
          </table:table-cell>
          <table:table-cell office:value-type="percentage" office:value="0.99577067669172936" table:formula="msoxl:=SUM(C8,D7)" table:style-name="ce7">
            <text:p>99.5771%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.36 - 0.42</text:p>
          </table:table-cell>
          <table:table-cell office:value-type="float" office:value="6" table:style-name="ce13">
            <text:p>6</text:p>
          </table:table-cell>
          <table:table-cell office:value-type="percentage" office:value="2.819548872180451E-3" table:formula="msoxl:=B9/2128" table:style-name="ce7">
            <text:p>0.2820%</text:p>
          </table:table-cell>
          <table:table-cell office:value-type="percentage" office:value="0.99859022556390986" table:formula="msoxl:=SUM(C9,D8)" table:style-name="ce7">
            <text:p>99.8590%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.42 - 0.48</text:p>
          </table:table-cell>
          <table:table-cell office:value-type="float" office:value="2" table:style-name="ce13">
            <text:p>2</text:p>
          </table:table-cell>
          <table:table-cell office:value-type="percentage" office:value="9.3984962406015032E-4" table:formula="msoxl:=B10/2128" table:style-name="ce7">
            <text:p>0.0940%</text:p>
          </table:table-cell>
          <table:table-cell office:value-type="percentage" office:value="0.99953007518796999" table:formula="msoxl:=SUM(C10,D9)" table:style-name="ce7">
            <text:p>99.9530%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.48 - 0.54</text:p>
          </table:table-cell>
          <table:table-cell office:value-type="float" office:value="1" table:style-name="ce14">
            <text:p>1</text:p>
          </table:table-cell>
          <table:table-cell office:value-type="percentage" office:value="4.6992481203007516E-4" table:formula="msoxl:=B11/2128" table:style-name="ce7">
            <text:p>0.0470%</text:p>
          </table:table-cell>
          <table:table-cell office:value-type="percentage" office:value="1" table:formula="msoxl:=SUM(C11,D10)" table:style-name="ce11">
            <text:p>100%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2128" table:formula="msoxl:=SUM(B3:B11)" table:style-name="ce9">
            <text:p>2128</text:p>
          </table:table-cell>
          <table:table-cell office:value-type="percentage" office:value="1" table:formula="msoxl:=SUM(C3:C11)" table:style-name="ce10">
            <text:p>100%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xmlns:presentation="urn:oasis:names:tc:opendocument:xmlns:presentation:1.0" draw:z-index="1" draw:id="id0" draw:style-name="a0" draw:name="Gráfico 1" svg:x="0.03125in" svg:y="0.02083in" svg:width="8.48958in" svg:height="3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3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36">
      <number:number number:decimal-places="4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harizard</meta:initial-creator>
    <dc:creator>Charizard</dc:creator>
    <meta:creation-date>2016-09-14T05:00:54Z</meta:creation-date>
    <dc:date>2016-09-14T05:08:1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1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be4b48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611.25pt" chart:style-name="Crt0">
        <chart:title chart:style-name="CT00">
          <text:p text:style-name="a0" text:class-names="" text:cond-style-name="">Distribuição do tempo de execução de soluções em C/C++ para um problema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empo máximo</text:p>
            </chart:title>
            <chart:categories table:cell-range-address="Plan1.$A$3:.$A$11"/>
          </chart:axis>
          <chart:axis chart:dimension="y" chart:name="primary-y" chart:style-name="Axs1">
            <chart:title chart:style-name="AT01">
              <text:p text:style-name="a2" text:class-names="" text:cond-style-name="">Número de soluções</text:p>
            </chart:title>
            <chart:grid chart:class="major" chart:style-name="GMa1"/>
          </chart:axis>
          <chart:series chart:label-cell-address="Plan1.$B$2" chart:values-cell-range-address="Plan1.$B$3:.$B$11" chart:class="chart:bar" chart:attached-axis="primary-y" chart:style-name="G0S0">
            <chart:data-point chart:repeated="9"/>
          </chart:series>
          <chart:series chart:label-cell-address="Plan1.$B$2" chart:values-cell-range-address="Plan1.$B$3:.$B$11" chart:class="chart:line" chart:attached-axis="primary-y" chart:style-name="G1S0"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